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9.74pt" fo:break-before="auto" style:use-optimal-row-height="true"/>
    </style:style>
    <style:style style:name="ro4" style:family="table-row">
      <style:table-row-properties style:row-height="48.76pt" fo:break-before="auto" style:use-optimal-row-height="true"/>
    </style:style>
    <style:style style:name="ro5" style:family="table-row">
      <style:table-row-properties style:row-height="87pt" fo:break-before="auto" style:use-optimal-row-height="true"/>
    </style:style>
    <style:style style:name="ro6" style:family="table-row">
      <style:table-row-properties style:row-height="64.49pt" fo:break-before="auto" style:use-optimal-row-height="true"/>
    </style:style>
    <style:style style:name="ro7" style:family="table-row">
      <style:table-row-properties style:row-height="28.49pt" fo:break-before="auto" style:use-optimal-row-height="true"/>
    </style:style>
    <style:style style:name="ro8" style:family="table-row">
      <style:table-row-properties style:row-height="78.01pt" fo:break-before="auto" style:use-optimal-row-height="true"/>
    </style:style>
    <style:style style:name="ro9" style:family="table-row">
      <style:table-row-properties style:row-height="125.26pt" fo:break-before="auto" style:use-optimal-row-height="true"/>
    </style:style>
    <style:style style:name="ro10" style:family="table-row">
      <style:table-row-properties style:row-height="53.26pt" fo:break-before="auto" style:use-optimal-row-height="true"/>
    </style:style>
    <style:style style:name="ro11" style:family="table-row">
      <style:table-row-properties style:row-height="136.49pt" fo:break-before="auto" style:use-optimal-row-height="true"/>
    </style:style>
    <style:style style:name="ro12" style:family="table-row">
      <style:table-row-properties style:row-height="100.49pt" fo:break-before="auto" style:use-optimal-row-height="true"/>
    </style:style>
    <style:style style:name="ro13" style:family="table-row">
      <style:table-row-properties style:row-height="60.01pt" fo:break-before="auto" style:use-optimal-row-height="true"/>
    </style:style>
    <style:style style:name="ro14" style:family="table-row">
      <style:table-row-properties style:row-height="73.5pt" fo:break-before="auto" style:use-optimal-row-height="true"/>
    </style:style>
    <style:style style:name="ro15" style:family="table-row">
      <style:table-row-properties style:row-height="123pt" fo:break-before="auto" style:use-optimal-row-height="true"/>
    </style:style>
    <style:style style:name="ro16" style:family="table-row">
      <style:table-row-properties style:row-height="89.26pt" fo:break-before="auto" style:use-optimal-row-height="true"/>
    </style:style>
    <style:style style:name="ro17" style:family="table-row">
      <style:table-row-properties style:row-height="51pt" fo:break-before="auto" style:use-optimal-row-height="true"/>
    </style:style>
    <style:style style:name="ro18" style:family="table-row">
      <style:table-row-properties style:row-height="57.74pt" fo:break-before="auto" style:use-optimal-row-height="true"/>
    </style:style>
    <style:style style:name="ro19" style:family="table-row">
      <style:table-row-properties style:row-height="105pt" fo:break-before="auto" style:use-optimal-row-height="true"/>
    </style:style>
    <style:style style:name="ro20" style:family="table-row">
      <style:table-row-properties style:row-height="127.5pt" fo:break-before="auto" style:use-optimal-row-height="true"/>
    </style:style>
    <style:style style:name="ro21" style:family="table-row">
      <style:table-row-properties style:row-height="37.5pt" fo:break-before="auto" style:use-optimal-row-height="true"/>
    </style:style>
    <style:style style:name="ro22" style:family="table-row">
      <style:table-row-properties style:row-height="66.76pt" fo:break-before="auto" style:use-optimal-row-height="true"/>
    </style:style>
    <style:style style:name="ro23" style:family="table-row">
      <style:table-row-properties style:row-height="75.74pt" fo:break-before="auto" style:use-optimal-row-height="true"/>
    </style:style>
    <style:style style:name="ro24" style:family="table-row">
      <style:table-row-properties style:row-height="62.25pt" fo:break-before="auto" style:use-optimal-row-height="true"/>
    </style:style>
    <style:style style:name="ro25" style:family="table-row">
      <style:table-row-properties style:row-height="84.76pt" fo:break-before="auto" style:use-optimal-row-height="true"/>
    </style:style>
    <style:style style:name="ro26" style:family="table-row">
      <style:table-row-properties style:row-height="93.74pt" fo:break-before="auto" style:use-optimal-row-height="true"/>
    </style:style>
    <style:style style:name="ro27" style:family="table-row">
      <style:table-row-properties style:row-height="26.25pt" fo:break-before="auto" style:use-optimal-row-height="true"/>
    </style:style>
    <style:style style:name="ro28" style:family="table-row">
      <style:table-row-properties style:row-height="109.5pt" fo:break-before="auto" style:use-optimal-row-height="true"/>
    </style:style>
    <style:style style:name="ro29" style:family="table-row">
      <style:table-row-properties style:row-height="98.25pt" fo:break-before="auto" style:use-optimal-row-height="true"/>
    </style:style>
    <style:style style:name="ro30" style:family="table-row">
      <style:table-row-properties style:row-height="82.49pt" fo:break-before="auto" style:use-optimal-row-height="true"/>
    </style:style>
    <style:style style:name="ro31" style:family="table-row">
      <style:table-row-properties style:row-height="96.01pt" fo:break-before="auto" style:use-optimal-row-height="true"/>
    </style:style>
    <style:style style:name="ro32" style:family="table-row">
      <style:table-row-properties style:row-height="107.26pt" fo:break-before="auto" style:use-optimal-row-height="true"/>
    </style:style>
    <style:style style:name="ro33" style:family="table-row">
      <style:table-row-properties style:row-height="71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38761d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6aa84f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OurDataset_full" table:style-name="ta1">
        <table:table-column table:style-name="co1" table:number-columns-repeated="3" table:default-cell-style-name="ce1"/>
        <table:table-column table:style-name="co2" table:number-columns-repeated="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table:style-name="ce3" office:value-type="string" calcext:value-type="string">
            <text:p>gold_edits_cou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span text:style-name="T1">Its </text:span>my birthday tomorrow.</text:p>
          </table:table-cell>
          <table:table-cell table:style-name="ce2" office:value-type="string" calcext:value-type="string">
            <text:p><text:span text:style-name="T3">It’s</text:span> my birthday tomorrow.</text:p>
          </table:table-cell>
          <table:table-cell office:value-type="string" calcext:value-type="string">
            <text:p>My birthday is tomorrow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 llama is known for<text:span text:style-name="T1"> it's</text:span> ability to spit when it <text:span text:style-name="T1">feel </text:span>threatened.</text:p>
          </table:table-cell>
          <table:table-cell table:style-name="ce2" office:value-type="string" calcext:value-type="string">
            <text:p>A llama is known for<text:span text:style-name="T3"> its </text:span>ability to spit when it <text:span text:style-name="T3">feels</text:span> threatened.</text:p>
          </table:table-cell>
          <table:table-cell office:value-type="string" calcext:value-type="string">
            <text:p>A llama is known for its ability to spit when it feels threatened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I possess wide range <text:span text:style-name="T1">to</text:span> abilities that combine innovative art and design principles.</text:p>
          </table:table-cell>
          <table:table-cell table:style-name="ce2" office:value-type="string" calcext:value-type="string">
            <text:p>I possess<text:span text:style-name="T4"> a </text:span>wide range <text:span text:style-name="T3">of </text:span>abilities that combine innovative art and design principles.</text:p>
          </table:table-cell>
          <table:table-cell office:value-type="string" calcext:value-type="string">
            <text:p>I possess a wide range of abilities that combine innovative art and design principles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Furthermore, my professional knowledge Adobe Creative Suite, HTML5, and CSS will <text:span text:style-name="T1">allowed</text:span> me to play an important <text:span text:style-name="T1">roles</text:span> in the implementation of <text:span text:style-name="T1">you're</text:span> design initiatives. </text:p>
          </table:table-cell>
          <table:table-cell table:style-name="ce2" office:value-type="string" calcext:value-type="string">
            <text:p>Furthermore, my professional knowledge <text:span text:style-name="T3">of</text:span> Adobe Creative Suite, HTML5, and CSS will <text:span text:style-name="T3">allow</text:span> me to play an important <text:span text:style-name="T3">role</text:span> in the implementation of <text:span text:style-name="T3">your</text:span> design initiatives. </text:p>
          </table:table-cell>
          <table:table-cell office:value-type="string" calcext:value-type="string">
            <text:p>Furthermore , my professional knowledge of Adobe Creative Suite , HTML5 , and CSS will allow me to play an important role in the implementation of your design initiatives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Lead a team of three <text:span text:style-name="T1">designer</text:span> to develop and <text:span text:style-name="T1">implementing</text:span> the layout, graphic, and production communication materials while helping clients cut their costs by <text:span text:style-name="T1">a</text:span> average <text:span text:style-name="T1">from</text:span> 8%.</text:p>
          </table:table-cell>
          <table:table-cell table:style-name="ce2" office:value-type="string" calcext:value-type="string">
            <text:p>Lead a team of three <text:span text:style-name="T3">designers</text:span> to develop and <text:span text:style-name="T3">implement</text:span> the layout, graphic, and production communication materials while helping clients cut their costs by <text:span text:style-name="T3">an</text:span> average <text:span text:style-name="T3">of</text:span> 8%.</text:p>
          </table:table-cell>
          <table:table-cell office:value-type="string" calcext:value-type="string">
            <text:p>Lead a team of three designers to develop and implement the layout , graphic , and production communication materials while helping clients cut their costs by an average of 8%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I welcome the opportunity to discuss <text:span text:style-name="T1">about</text:span> <text:span text:style-name="T1">personally you</text:span> how my skills and strengths <text:span text:style-name="T1">should</text:span> best serve your company.</text:p>
          </table:table-cell>
          <table:table-cell table:style-name="ce2" office:value-type="string" calcext:value-type="string">
            <text:p>I welcome the opportunity to discuss <text:span text:style-name="T3">with</text:span> <text:span text:style-name="T3">you personally </text:span>how my skills and strengths can best serve your company.</text:p>
          </table:table-cell>
          <table:table-cell office:value-type="string" calcext:value-type="string">
            <text:p>I welcome the opportunity to discuss personally how my skills and strengths should best serve your company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style-name="ce2" office:value-type="string" calcext:value-type="string">
            <text:p>I appreciate <text:span text:style-name="T1">you</text:span> <text:span text:style-name="T1">times</text:span> and <text:span text:style-name="T1">considering</text:span>.</text:p>
          </table:table-cell>
          <table:table-cell table:style-name="ce2" office:value-type="string" calcext:value-type="string">
            <text:p>I appreciate <text:span text:style-name="T3">your</text:span> <text:span text:style-name="T3">time</text:span> and <text:span text:style-name="T3">consideration</text:span>.</text:p>
          </table:table-cell>
          <table:table-cell office:value-type="string" calcext:value-type="string">
            <text:p>I appreciate your time and considering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While employed there, I <text:span text:style-name="T1">assist</text:span> in the development and rollout new department <text:span text:style-name="T1">practises</text:span>, and helped improve our system <text:span text:style-name="T1">respond time</text:span> <text:span text:style-name="T1">with</text:span> 6%.</text:p>
          </table:table-cell>
          <table:table-cell table:style-name="ce2" office:value-type="string" calcext:value-type="string">
            <text:p>While employed there, I <text:span text:style-name="T3">assisted</text:span> in the development and rollout <text:span text:style-name="T3">of </text:span>new department <text:span text:style-name="T3">practices</text:span>, and helped improve our system <text:span text:style-name="T3">response time</text:span> <text:span text:style-name="T3">by</text:span> 6%.</text:p>
          </table:table-cell>
          <table:table-cell office:value-type="string" calcext:value-type="string">
            <text:p>While employed there , I assisted in the development and rollout of new department practises , and helped improve our system respond time with 6% .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69230769230769" calcext:value-type="float">
            <text:p>0.76923076923076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Please do not hesitate to reach out you <text:span text:style-name="T1">has</text:span> any questions, and I look forward to opportunity to speak<text:span text:style-name="T1"> to</text:span> you further.</text:p>
          </table:table-cell>
          <table:table-cell table:style-name="ce2" office:value-type="string" calcext:value-type="string">
            <text:p>Please do not hesitate to reach out <text:span text:style-name="T3">if </text:span>you <text:span text:style-name="T3">have</text:span> any questions, and I look forward to <text:span text:style-name="T3">the</text:span> opportunity to speak <text:span text:style-name="T3">with</text:span> you further.</text:p>
          </table:table-cell>
          <table:table-cell office:value-type="string" calcext:value-type="string">
            <text:p>Please do not hesitate to reach out if you have any questions , and I look forward to the opportunity to speak to you further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9">
          <table:table-cell table:style-name="ce2" office:value-type="string" calcext:value-type="string">
            <text:p>Moreover, while my on-the-job experience has afforded me a <text:span text:style-name="T1">well-round</text:span> skill set, including first-rate multi-tasking and communication abilities, I <text:span text:style-name="T1">am excel</text:span> at <text:span text:style-name="T1">design</text:span> layouts, producing images, and developing styles for websites, <text:span text:style-name="T1">social medium</text:span> profiles, and corporate communications.</text:p>
          </table:table-cell>
          <table:table-cell table:style-name="ce2" office:value-type="string" calcext:value-type="string">
            <text:p>Moreover, while my on-the-job experience has afforded me a <text:span text:style-name="T3">well-rounded</text:span> skill set, including first-rate multi-tasking and communication abilities, I <text:span text:style-name="T3">excel</text:span> at <text:span text:style-name="T3">designing</text:span> layouts, producing images, and developing styles for websites, <text:span text:style-name="T3">social media</text:span> profiles, and corporate communications.</text:p>
          </table:table-cell>
          <table:table-cell office:value-type="string" calcext:value-type="string">
            <text:p>Moreover , while my on-the-job experience has afforded me a well-round skill set , including first-rate multi-tasking and communication abilities , I excel at design layouts , producing images , and developing styles for websites , social medium profiles , and corporate communications .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0">
          <table:table-cell table:style-name="ce2" office:value-type="string" calcext:value-type="string">
            <text:p><text:span text:style-name="T1">On</text:span> learning of your <text:span text:style-name="T1">post</text:span> for a Clerk, I hastened to submit <text:span text:style-name="T1">me</text:span> resume for your review.</text:p>
          </table:table-cell>
          <table:table-cell table:style-name="ce2" office:value-type="string" calcext:value-type="string">
            <text:p><text:span text:style-name="T3">Upon</text:span> learning of your <text:span text:style-name="T3">posting</text:span> for a Clerk, I hastened to submit <text:span text:style-name="T3">my</text:span> resume for your review.</text:p>
          </table:table-cell>
          <table:table-cell office:value-type="string" calcext:value-type="string">
            <text:p>On learning of your post for a Clerk , I hastened to submit my resume for your review .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714285714285714" calcext:value-type="float">
            <text:p>0.7142857142857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1">
          <table:table-cell table:style-name="ce2" office:value-type="string" calcext:value-type="string">
            <text:p>From <text:span text:style-name="T1">maniging</text:span> multi-line phone systems and resolving customer <text:span text:style-name="T1">inquiry</text:span> to scheduling appointments and providing outstanding <text:span text:style-name="T1">costomer</text:span> service, I excel at prioritizing tasks, <text:span text:style-name="T1">collaborating for</text:span> staff, and implementing <text:span text:style-name="T1">high</text:span> effective organizational processes.</text:p>
          </table:table-cell>
          <table:table-cell table:style-name="ce2" office:value-type="string" calcext:value-type="string">
            <text:p>From <text:span text:style-name="T3">managing</text:span> multi-line phone systems and resolving customer <text:span text:style-name="T3">inquiries</text:span> to scheduling appointments and providing outstanding <text:span text:style-name="T3">customer</text:span> service, I excel at prioritizing tasks, <text:span text:style-name="T3">collaborating with</text:span> staff, and implementing <text:span text:style-name="T3">highly</text:span> effective organizational processes.</text:p>
          </table:table-cell>
          <table:table-cell office:value-type="string" calcext:value-type="string">
            <text:p>Fromigi multi-line phone systems and resolving customer inquiry to scheduling appointments and providing outstandingomer service , I excel at prioritizing tasks , collaborating with staff , and implementing high effective organizational processes .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294117647058824" calcext:value-type="float">
            <text:p>0.29411764705882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2">
          <table:table-cell table:style-name="ce2" office:value-type="string" calcext:value-type="string">
            <text:p>I have seven years work <text:span text:style-name="T1">experiences</text:span> as a <text:span text:style-name="T1">recptionist</text:span> in a large organization responsible <text:span text:style-name="T1">to</text:span> handling all calls and visitors in addition to providing extensive organizational and <text:span text:style-name="T1">administration</text:span> support.</text:p>
          </table:table-cell>
          <table:table-cell table:style-name="ce2" office:value-type="string" calcext:value-type="string">
            <text:p>I have seven years work <text:span text:style-name="T3">experience</text:span> as a <text:span text:style-name="T3">receptionist</text:span> in a large organization responsible <text:span text:style-name="T3">for</text:span> handling all calls and visitors in addition to providing extensive organizational and <text:span text:style-name="T3">administrative</text:span> support.</text:p>
          </table:table-cell>
          <table:table-cell office:value-type="string" calcext:value-type="string">
            <text:p>I have seven years of work experience as a receptionist in a large organization responsible for handling all calls and visitors in addition to providing extensive organizational and administration support .</text:p>
          </table:table-cell>
          <table:table-cell table:number-columns-repeated="3" office:value-type="float" office:value="0.75" calcext:value-type="float">
            <text:p>0.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My strong communication skills and <text:span text:style-name="T1">a</text:span> outgoing, energetic personality ensure first-rate customer service to both clients and colleagues.</text:p>
          </table:table-cell>
          <table:table-cell table:style-name="ce2" office:value-type="string" calcext:value-type="string">
            <text:p>My strong communication skills and <text:span text:style-name="T3">an</text:span> outgoing, energetic personality ensure first-rate customer service to both clients and colleagues.</text:p>
          </table:table-cell>
          <table:table-cell office:value-type="string" calcext:value-type="string">
            <text:p>My strong communication skills and a outgoing , energetic personality ensure first-rate customer service to both clients and colleagues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2" office:value-type="string" calcext:value-type="string">
            <text:p>As a seasoned <text:span text:style-name="T1">receptionists</text:span>, I have been able to grow and adapt to the <text:span text:style-name="T1">ever-charging</text:span> technology <text:span text:style-name="T1">use</text:span> in offices over years.</text:p>
          </table:table-cell>
          <table:table-cell table:style-name="ce2" office:value-type="string" calcext:value-type="string">
            <text:p>As a seasoned <text:span text:style-name="T3">receptionist</text:span>, I have been able to grow and adapt to the ever-changing technology <text:span text:style-name="T3">used</text:span> in offices over <text:span text:style-name="T3">the</text:span> years.</text:p>
          </table:table-cell>
          <table:table-cell office:value-type="string" calcext:value-type="string">
            <text:p>As a seasoned receptionist , I have been able to grow and adapt to the ever-charging technology used in offices over the years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5">
          <table:table-cell table:style-name="ce2" office:value-type="string" calcext:value-type="string">
            <text:p><text:span text:style-name="T1">I</text:span> recent position as Receptionist at Cloud Clearwater <text:span text:style-name="T1">includes</text:span> operating a multi-line phone system, invoicing, event planning, scheduling, and performing all of the vital computer functions <text:span text:style-name="T1">need</text:span> to succeed in the technological <text:span text:style-name="T1">ape</text:span>.</text:p>
          </table:table-cell>
          <table:table-cell table:style-name="ce2" office:value-type="string" calcext:value-type="string">
            <text:p><text:span text:style-name="T3">My</text:span> recent position as Receptionist at Cloud Clearwater <text:span text:style-name="T3">included</text:span> operating a multi-line phone system, invoicing, event planning, scheduling, and performing all of the vital computer functions <text:span text:style-name="T3">needed</text:span> to succeed in the technological <text:span text:style-name="T3">age</text:span>.</text:p>
          </table:table-cell>
          <table:table-cell office:value-type="string" calcext:value-type="string">
            <text:p>My recent position as Receptionist at Cloud Clearwater includes operating a multi-line phone system , invoicing , event planning , scheduling , and performing all of the vital computer functions needed to succeed in the technological ape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6">
          <table:table-cell table:style-name="ce2" office:value-type="string" calcext:value-type="string">
            <text:p><text:span text:style-name="T1">In additional to</text:span> this experience, I gained <text:span text:style-name="T1">considerably</text:span> customer service skills during my part-time employment as waitress and restaurant <text:span text:style-name="T1">hostress</text:span> while in <text:span text:style-name="T1">the</text:span> high school.</text:p>
          </table:table-cell>
          <table:table-cell table:style-name="ce2" office:value-type="string" calcext:value-type="string">
            <text:p><text:span text:style-name="T3">In addition to</text:span> this experience, I gained <text:span text:style-name="T3">considerable</text:span> customer service skills during my part-time employment as<text:span text:style-name="T3"> a</text:span> waitress and restaurant <text:span text:style-name="T3">hostess</text:span> while in high school.</text:p>
          </table:table-cell>
          <table:table-cell office:value-type="string" calcext:value-type="string">
            <text:p>In addition to this experience , I gained considerable customer service skills during my part-time employment as a waitress and restaurant hostess while in high school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<text:span text:style-name="T1">Pls</text:span> see the <text:span text:style-name="T1">accompany</text:span> resume for details of my experience and education.</text:p>
          </table:table-cell>
          <table:table-cell table:style-name="ce2" office:value-type="string" calcext:value-type="string">
            <text:p><text:span text:style-name="T3">Please</text:span> see the <text:span text:style-name="T3">accompanying</text:span> resume for details of my experience and education.</text:p>
          </table:table-cell>
          <table:table-cell office:value-type="string" calcext:value-type="string">
            <text:p>P Please see the accompanying resume for details of my experience and education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8">
          <table:table-cell table:number-columns-repeated="2" table:style-name="ce2" office:value-type="string" calcext:value-type="string">
            <text:p>A challenging environment such as yours will give me the opportunity to make the best use of my skills and experience.</text:p>
          </table:table-cell>
          <table:table-cell office:value-type="string" calcext:value-type="string">
            <text:p>A challenging environment such as yours will give me the opportunity to make the best use of my skills and experience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9">
          <table:table-cell table:style-name="ce2" office:value-type="string" calcext:value-type="string">
            <text:p>The reasons I know I well suited to <text:span text:style-name="T1">it</text:span> position are that I have over five <text:span text:style-name="T1">years</text:span> experience as a Laboratory Assistant, <text:span text:style-name="T1">as well</text:span> <text:span text:style-name="T1">assistant</text:span> in a medical office for general practice as <text:span text:style-name="T1">need</text:span>.</text:p>
          </table:table-cell>
          <table:table-cell table:style-name="ce2" office:value-type="string" calcext:value-type="string">
            <text:p>The reasons I know I <text:span text:style-name="T3">am</text:span> well suited to <text:span text:style-name="T3">this</text:span> position are that I have over five <text:span text:style-name="T3">years'</text:span> experience as a Laboratory Assistant, <text:span text:style-name="T3">as well as</text:span> <text:span text:style-name="T3">assistance</text:span> in a medical office for general practice as <text:span text:style-name="T3">needed</text:span>.</text:p>
          </table:table-cell>
          <table:table-cell office:value-type="string" calcext:value-type="string">
            <text:p>The reasons I know I am well suited to this position are that I have over five years experience as a Laboratory Assistant , as well assistant in a medical office for general practice needs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55555555555555" calcext:value-type="float">
            <text:p>0.55555555555555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 knew then that my career <text:span text:style-name="T1">may</text:span> involve me sitting <text:span text:style-name="T1">besides</text:span> a microscope.</text:p>
          </table:table-cell>
          <table:table-cell table:style-name="ce2" office:value-type="string" calcext:value-type="string">
            <text:p>I knew then that my career <text:span text:style-name="T3">would</text:span> involve me sitting <text:span text:style-name="T3">behind</text:span> a microscope.</text:p>
          </table:table-cell>
          <table:table-cell office:value-type="string" calcext:value-type="string">
            <text:p>I knew then that my career may involve me sitting beside a microscope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0">
          <table:table-cell table:style-name="ce2" office:value-type="string" calcext:value-type="string">
            <text:p>I took work at a local private laboratory to get experience and see I enjoyed it<text:span text:style-name="T1">, and </text:span>later progressed to Inner City Hospital, where I worked underneath the biological scientists, processing human tissue samples and reporting findings so the scientists or doctors within the hospital could diagnose disease.</text:p>
          </table:table-cell>
          <table:table-cell table:style-name="ce2" office:value-type="string" calcext:value-type="string">
            <text:p>I took work at a local private laboratory to get experience and see <text:span text:style-name="T3">if</text:span> I enjoyed it<text:span text:style-name="T3">. I</text:span> later progressed to Inner City Hospital, where I worked underneath the biological scientists, processing human tissue samples and reporting findings so the scientists or doctors within the hospital could diagnose disease.</text:p>
          </table:table-cell>
          <table:table-cell office:value-type="string" calcext:value-type="string">
            <text:p>I worked at a local private laboratory to get experience and see I enjoyed it , and later progressed to Inner City Hospital , where I worked underneath the biological scientists , processing human tissue samples and reporting findings so the scientists or doctors within the hospital could diagnose disease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Last <text:span text:style-name="T1">sumer</text:span>, I was <text:span text:style-name="T1">a party of</text:span> a marketing program prepared me in social media markerting.</text:p>
          </table:table-cell>
          <table:table-cell table:style-name="ce2" office:value-type="string" calcext:value-type="string">
            <text:p>Last <text:span text:style-name="T3">summer</text:span>, I was <text:span text:style-name="T3">a part of</text:span> a marketing program <text:span text:style-name="T3">that</text:span> prepared me in social media markerting.</text:p>
          </table:table-cell>
          <table:table-cell office:value-type="string" calcext:value-type="string">
            <text:p>Last sum summer , I was a party of a marketing program prepared for social media marketing .</text:p>
          </table:table-cell>
          <table:table-cell table:number-columns-repeated="3" office:value-type="float" office:value="0.333333333333333" calcext:value-type="float">
            <text:p>0.33333333333333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1">
          <table:table-cell table:style-name="ce2" office:value-type="string" calcext:value-type="string">
            <text:p>This is what excites me most about the offer at <text:span text:style-name="T1">you</text:span> start-up.</text:p>
          </table:table-cell>
          <table:table-cell table:style-name="ce2" office:value-type="string" calcext:value-type="string">
            <text:p>This is what excites me most about the offer at <text:span text:style-name="T3">your</text:span> start-up.</text:p>
          </table:table-cell>
          <table:table-cell office:value-type="string" calcext:value-type="string">
            <text:p>This is what excites me most about the offer at your start-up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22">
          <table:table-cell table:style-name="ce2" office:value-type="string" calcext:value-type="string">
            <text:p>With <text:span text:style-name="T1">time passing</text:span>, I have been updating <text:span text:style-name="T1">me</text:span> with the latest technologies <text:span text:style-name="T1">though</text:span> <text:span text:style-name="T1">constantly</text:span> learning and practice. </text:p>
          </table:table-cell>
          <table:table-cell table:style-name="ce2" office:value-type="string" calcext:value-type="string">
            <text:p>With <text:span text:style-name="T3">passing time</text:span>, I have been updating <text:span text:style-name="T3">myself</text:span> with the latest technologies <text:span text:style-name="T3">through</text:span> <text:span text:style-name="T3">constant</text:span> learning and practice. </text:p>
          </table:table-cell>
          <table:table-cell office:value-type="string" calcext:value-type="string">
            <text:p>With time passing , I have been updating myself with the latest technologies though constantly learning and practicing .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1666666666666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22">
          <table:table-cell table:style-name="ce2" office:value-type="string" calcext:value-type="string">
            <text:p>I highly passionate for this profession and it <text:span text:style-name="T1">give</text:span> me immense pleasure to face new <text:span text:style-name="T1">chalenges</text:span> at <text:span text:style-name="T1">workplaces</text:span>.</text:p>
          </table:table-cell>
          <table:table-cell table:style-name="ce2" office:value-type="string" calcext:value-type="string">
            <text:p>I <text:span text:style-name="T3">am</text:span> highly passionate for this profession and it <text:span text:style-name="T3">gives</text:span> me immense pleasure to face new <text:span text:style-name="T3">challenges</text:span> at <text:span text:style-name="T3">workplace</text:span>.</text:p>
          </table:table-cell>
          <table:table-cell office:value-type="string" calcext:value-type="string">
            <text:p>I am highly passionate about this profession and it gives me immense pleasurealenges at my workplace .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Now that my youngest has started <text:span text:style-name="T1">kindergarden</text:span>, I eager to return <text:span text:style-name="T1">for</text:span> workforce.</text:p>
          </table:table-cell>
          <table:table-cell table:style-name="ce2" office:value-type="string" calcext:value-type="string">
            <text:p>Now that my youngest has started <text:span text:style-name="T3">kindergarten</text:span>, I <text:span text:style-name="T3">am </text:span>eager to return <text:span text:style-name="T3">to</text:span> <text:span text:style-name="T3">the</text:span> workforce.</text:p>
          </table:table-cell>
          <table:table-cell office:value-type="string" calcext:value-type="string">
            <text:p>Now that my youngest has started kindergarten , I am eager to return to the workforce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0">
          <table:table-cell table:style-name="ce2" office:value-type="string" calcext:value-type="string">
            <text:p><text:span text:style-name="T1">I'll</text:span> make <text:span text:style-name="T1">me</text:span> available at your convenience and <text:span text:style-name="T1">looking</text:span> forward to your <text:span text:style-name="T1">calling</text:span> to arrange a time.</text:p>
          </table:table-cell>
          <table:table-cell table:style-name="ce2" office:value-type="string" calcext:value-type="string">
            <text:p><text:span text:style-name="T3">I will</text:span> make <text:span text:style-name="T3">myself</text:span> available at your convenience and <text:span text:style-name="T3">look</text:span> forward to your <text:span text:style-name="T3">call</text:span> to arrange a time.</text:p>
          </table:table-cell>
          <table:table-cell office:value-type="string" calcext:value-type="string">
            <text:p>I 'll make myself available at your convenience and looking forward to your call to arrange time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 finished writing my cover letter<text:span text:style-name="T1">, and I’m</text:span> going to <text:span text:style-name="T1">e-mail</text:span> it to about 50 contacts tomorrow.</text:p>
          </table:table-cell>
          <table:table-cell table:style-name="ce2" office:value-type="string" calcext:value-type="string">
            <text:p>I finished writing my cover letter<text:span text:style-name="T3">. I’m</text:span> going to <text:span text:style-name="T3">email</text:span> it to about 50 contacts tomorrow.</text:p>
          </table:table-cell>
          <table:table-cell office:value-type="string" calcext:value-type="string">
            <text:p>I finished writing my cover letter , and I 'm going to e-mail it to about 50 contacts tomorrow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Your recent job posting <text:span text:style-name="T1">indicates</text:span> that you are <text:span text:style-name="T1">looking to</text:span> a responsible, <text:span text:style-name="T1">experience</text:span> driver to join your team <text:span text:style-name="T1">in</text:span> Victory Company.</text:p>
          </table:table-cell>
          <table:table-cell table:style-name="ce2" office:value-type="string" calcext:value-type="string">
            <text:p>Your recent job posting <text:span text:style-name="T3">indicated</text:span> that you are <text:span text:style-name="T3">looking for</text:span> a responsible, <text:span text:style-name="T3">experienced</text:span> driver to join your team <text:span text:style-name="T3">at</text:span> Victory Company.</text:p>
          </table:table-cell>
          <table:table-cell office:value-type="string" calcext:value-type="string">
            <text:p>Your recent job posting indicates that you are looking for a responsible , experienced driver to join your team in Victory Company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I comprehend the <text:span text:style-name="T1">necessary</text:span> of assisting passengers with embarking and disembarking and loading and unloading cargo when required.</text:p>
          </table:table-cell>
          <table:table-cell table:style-name="ce2" office:value-type="string" calcext:value-type="string">
            <text:p>I comprehend the <text:span text:style-name="T3">necessity</text:span> of assisting passengers with embarking and disembarking and loading and unloading cargo when required.</text:p>
          </table:table-cell>
          <table:table-cell office:value-type="string" calcext:value-type="string">
            <text:p>I comprehend the necessary of assisting passengers with embarking and disembarking and loading and unloading cargo when required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2" office:value-type="string" calcext:value-type="string">
            <text:p>As <text:span text:style-name="T1">a</text:span> experienced driver with over a decade of service driving both commercial and private vehicles, I am <text:span text:style-name="T1">confidence</text:span> of my suitability for this position.</text:p>
          </table:table-cell>
          <table:table-cell table:style-name="ce2" office:value-type="string" calcext:value-type="string">
            <text:p>As <text:span text:style-name="T3">an</text:span> experienced driver with over a decade of service driving both commercial and private vehicles, I am <text:span text:style-name="T3">confident</text:span> of my suitability for this position.</text:p>
          </table:table-cell>
          <table:table-cell office:value-type="string" calcext:value-type="string">
            <text:p>As an experienced driver with over a decade of service driving both commercial and private vehicles , I am confident of my suitability for this position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3">
          <table:table-cell table:style-name="ce2" office:value-type="string" calcext:value-type="string">
            <text:p>My professional creed and contributions include: <text:span text:style-name="T1">skilled at </text:span>building lasting relationships with homeowners, who frequently request project <text:span text:style-name="T1">advise</text:span>.</text:p>
          </table:table-cell>
          <table:table-cell table:style-name="ce2" office:value-type="string" calcext:value-type="string">
            <text:p>My professional creed and contributions include: <text:span text:style-name="T3">skilled in</text:span> building lasting relationships with homeowners, who frequently request project <text:span text:style-name="T3">advice</text:span>.</text:p>
          </table:table-cell>
          <table:table-cell office:value-type="string" calcext:value-type="string">
            <text:p>My professional Creed and contributions include : skilled at building lasting relationships with homeowners , who frequently request project advise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If you <text:span text:style-name="T1">agrees</text:span> that well-managed projects should exceed <text:span text:style-name="T1">customers</text:span> expectations regarding quality and service, we <text:span text:style-name="T1">can</text:span> talk.</text:p>
          </table:table-cell>
          <table:table-cell table:style-name="ce2" office:value-type="string" calcext:value-type="string">
            <text:p>If you <text:span text:style-name="T3">agree</text:span> that well-managed projects should exceed <text:span text:style-name="T3">customers'</text:span> expectations regarding quality and service, we <text:span text:style-name="T3">should</text:span> talk.</text:p>
          </table:table-cell>
          <table:table-cell office:value-type="string" calcext:value-type="string">
            <text:p>If you agree that well-managed projects should exceed customers ' expectations regarding quality and service , we can talk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4">
          <table:table-cell table:style-name="ce2" office:value-type="string" calcext:value-type="string">
            <text:p>I offer more than 13 years strong experience in performing construction site tasks to finish projects <text:span text:style-name="T1">in </text:span>time and on budget.</text:p>
          </table:table-cell>
          <table:table-cell table:style-name="ce2" office:value-type="string" calcext:value-type="string">
            <text:p>I offer more than 13 years <text:span text:style-name="T3">of</text:span> strong experience in performing construction site tasks to finish projects <text:span text:style-name="T3">on </text:span>time and on budget.</text:p>
          </table:table-cell>
          <table:table-cell office:value-type="string" calcext:value-type="string">
            <text:p>I offer more than 13 years strong experience in performing construction site tasks to finish projects on time and on budget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 have pleasing <text:span text:style-name="T1">personal</text:span> and excel<text:span text:style-name="T1"> at</text:span> both oral and written communication.</text:p>
          </table:table-cell>
          <table:table-cell table:style-name="ce2" office:value-type="string" calcext:value-type="string">
            <text:p>I have<text:span text:style-name="T3"> a</text:span> pleasing <text:span text:style-name="T3">personality</text:span> and excel<text:span text:style-name="T3"> in</text:span> both oral and written communication.</text:p>
          </table:table-cell>
          <table:table-cell office:value-type="string" calcext:value-type="string">
            <text:p>I have pleasing personal and excel at both oral and written communication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 table:style-name="ce2" office:value-type="string" calcext:value-type="string">
            <text:p>Three major customer satisfaction <text:span text:style-name="T1">award</text:span> that I have received so far a testimony to <text:span text:style-name="T1">those</text:span>.</text:p>
          </table:table-cell>
          <table:table-cell table:style-name="ce2" office:value-type="string" calcext:value-type="string">
            <text:p>Three major customer satisfaction <text:span text:style-name="T3">awards</text:span> that I have received so far<text:span text:style-name="T3"> is</text:span> a testimony to <text:span text:style-name="T3">this</text:span>.</text:p>
          </table:table-cell>
          <table:table-cell office:value-type="string" calcext:value-type="string">
            <text:p>Three major customer satisfaction awards that I have received so far testimony to this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 <text:span text:style-name="T1">recent</text:span> <text:span text:style-name="T1">receive</text:span> a letter of appreciation from management for my role in diffusing a <text:span text:style-name="T1">possibly</text:span> crisis situation.</text:p>
          </table:table-cell>
          <table:table-cell table:style-name="ce2" office:value-type="string" calcext:value-type="string">
            <text:p>I recently received a letter of appreciation from management for my role in diffusing a <text:span text:style-name="T3">possible</text:span> crisis situation.</text:p>
          </table:table-cell>
          <table:table-cell office:value-type="string" calcext:value-type="string">
            <text:p>I recently received a letter of appreciation from management for my role in diffusing a possibly crisis situation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I am licensed <text:span text:style-name="T1">from</text:span> the State Bar of Panang, and I received a <text:span text:style-name="T1">Dotor</text:span> of Jurisprudence degree <text:span text:style-name="T1">with</text:span> Northwest Panang University, graduating in top 3% of my class.</text:p>
          </table:table-cell>
          <table:table-cell table:style-name="ce2" office:value-type="string" calcext:value-type="string">
            <text:p>I am licensed <text:span text:style-name="T3">by</text:span> the State Bar of Panang, and I received a <text:span text:style-name="T3">Doctor</text:span> of Jurisprudence degree <text:span text:style-name="T3">from</text:span> Northwest Panang University, graduating in <text:span text:style-name="T3">the</text:span> top 3% of my class.</text:p>
          </table:table-cell>
          <table:table-cell office:value-type="string" calcext:value-type="string">
            <text:p>I am licensed from the State Bar of Panang , and I received a Dotor of Jurisprudence degree from Northwest Panang University , graduating in the top 3% of my class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25">
          <table:table-cell table:style-name="ce2" office:value-type="string" calcext:value-type="string">
            <text:p>At end of the program, I was able to implement one of my <text:span text:style-name="T1">idea</text:span> to <text:span text:style-name="T1">conducting</text:span> weekly recap presentations of customers' trips, which led over 1,000 new Facebook <text:span text:style-name="T1">follower</text:span>.</text:p>
          </table:table-cell>
          <table:table-cell table:style-name="ce2" office:value-type="string" calcext:value-type="string">
            <text:p>At <text:span text:style-name="T3">the</text:span> end of the program, I was able to implement one of my <text:span text:style-name="T3">ideas</text:span> to <text:span text:style-name="T3">conduct</text:span> weekly recap presentations of customers' trips, which led to over 1,000 new Facebook followers.</text:p>
          </table:table-cell>
          <table:table-cell office:value-type="string" calcext:value-type="string">
            <text:p>At the end of the program , I was able to implement one of my ideas to conduct weekly recap presentations of customers ' trips , which led to over 1,000 new Facebook followers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 also presented arguments to the <text:span text:style-name="T1">Court on</text:span> bail hearings, and learned a great deal <text:span text:style-name="T1">on</text:span> trial methods.</text:p>
          </table:table-cell>
          <table:table-cell table:style-name="ce2" office:value-type="string" calcext:value-type="string">
            <text:p>I also presented arguments to the <text:span text:style-name="T3">Court in</text:span> bail hearings, and learned a great deal <text:span text:style-name="T3">about</text:span> trial methods.</text:p>
          </table:table-cell>
          <table:table-cell office:value-type="string" calcext:value-type="string">
            <text:p>I also presented arguments to the Court on bail hearings , and learned a great deal on trial methods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 want <text:span text:style-name="T1">him or her</text:span> to explore the melodies and tunes and find peace <text:span text:style-name="T1">to</text:span> them like <text:span text:style-name="T1">my</text:span> do.</text:p>
          </table:table-cell>
          <table:table-cell table:style-name="ce2" office:value-type="string" calcext:value-type="string">
            <text:p>I want <text:span text:style-name="T3">them</text:span> to explore the melodies and tunes and find peace <text:span text:style-name="T3">in</text:span> them like I do.</text:p>
          </table:table-cell>
          <table:table-cell office:value-type="string" calcext:value-type="string">
            <text:p>I want him or her to explore the melodies and tunes and find peace with them like I do .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545454545455" calcext:value-type="float">
            <text:p>0.45454545454545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style-name="ce2" office:value-type="string" calcext:value-type="string">
            <text:p><text:span text:style-name="T1">Let’s</text:span> sit down <text:span text:style-name="T1">ASAP</text:span>.</text:p>
          </table:table-cell>
          <table:table-cell table:style-name="ce2" office:value-type="string" calcext:value-type="string">
            <text:p><text:span text:style-name="T3">Let us</text:span> sit down <text:span text:style-name="T3">as soon as possible</text:span>.</text:p>
          </table:table-cell>
          <table:table-cell office:value-type="string" calcext:value-type="string">
            <text:p>Let 's sit down ASAP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After reading the listing in The Daily News I <text:span text:style-name="T1">seen </text:span>a great chance to grow in my field and <text:span text:style-name="T1">works</text:span> for an organization that <text:span text:style-name="T1">deserve</text:span> its high regard.</text:p>
          </table:table-cell>
          <table:table-cell table:style-name="ce2" office:value-type="string" calcext:value-type="string">
            <text:p>After reading the listing in The Daily News I <text:span text:style-name="T3">saw </text:span>a great chance to grow in my field and <text:span text:style-name="T3">work</text:span> for an organization that <text:span text:style-name="T3">deserves</text:span> its high regard.</text:p>
          </table:table-cell>
          <table:table-cell office:value-type="string" calcext:value-type="string">
            <text:p>After reading the listing in The Daily News I saw a great chance to grow in my field and work for an organization that deserves its high regard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<text:span text:style-name="T1">Undeniable,</text:span> it becomes addictive when we spend more time socializing virtually.</text:p>
          </table:table-cell>
          <table:table-cell table:style-name="ce2" office:value-type="string" calcext:value-type="string">
            <text:p><text:span text:style-name="T3">It is undeniable that</text:span> it becomes addictive when we spend more time socializing virtually.</text:p>
          </table:table-cell>
          <table:table-cell office:value-type="string" calcext:value-type="string">
            <text:p>Undeniable , it becomes addictive when we spend more time socializing virtuall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2" office:value-type="string" calcext:value-type="string">
            <text:p>When six years old, <text:span text:style-name="T1">my mother died</text:span>.</text:p>
          </table:table-cell>
          <table:table-cell table:style-name="ce2" office:value-type="string" calcext:value-type="string">
            <text:p>When six years old, <text:span text:style-name="T3">I lost my mother</text:span>.</text:p>
          </table:table-cell>
          <table:table-cell office:value-type="string" calcext:value-type="string">
            <text:p>When I was six years old , my mother died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span text:style-name="T1">Dhis</text:span> <text:span text:style-name="T1">include</text:span> assisting all internal teams, performing research on all products and <text:span text:style-name="T1">evaluate</text:span> the packing requirements in the development phase of all <text:span text:style-name="T1">product</text:span>.</text:p>
          </table:table-cell>
          <table:table-cell table:style-name="ce2" office:value-type="string" calcext:value-type="string">
            <text:p><text:span text:style-name="T3">This</text:span> <text:span text:style-name="T3">includes</text:span> assisting all internal teams, performing research on all products and <text:span text:style-name="T3">evaluating</text:span> the packing requirements in the development phase of all <text:span text:style-name="T3">products</text:span>.</text:p>
          </table:table-cell>
          <table:table-cell office:value-type="string" calcext:value-type="string">
            <text:p>D These include assisting all internal teams , performing research on all products and evaluating the packing requirements in the development phase of all products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There was never <text:span text:style-name="T1">a</text:span> issue with me providing <text:span text:style-name="T1">technique</text:span> support to all engineering staff members and to provide support to <text:span text:style-name="T1">an</text:span> manufacturing and implementation processes of product packaging.</text:p>
          </table:table-cell>
          <table:table-cell table:style-name="ce2" office:value-type="string" calcext:value-type="string">
            <text:p>There was never <text:span text:style-name="T3">an</text:span> issue with me providing <text:span text:style-name="T3">technical</text:span> support to all engineering staff members and to provide support to <text:span text:style-name="T3">the</text:span> manufacturing and implementation processes of product packaging.</text:p>
          </table:table-cell>
          <table:table-cell office:value-type="string" calcext:value-type="string">
            <text:p>There was never an issue with me providing technique support to all engineering staff members and providing support to the manufacturing and implementation processes of product packaging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6">
          <table:table-cell table:style-name="ce2" office:value-type="string" calcext:value-type="string">
            <text:p>With my strong computer skills, I am also able to document all engineering <text:span text:style-name="T1">protocol</text:span>, develop all engineering and manufacturing specification and ensure compliance with all FDA and ISO regulations.</text:p>
          </table:table-cell>
          <table:table-cell table:style-name="ce2" office:value-type="string" calcext:value-type="string">
            <text:p>With my strong computer skills, I am also able to document all engineering <text:span text:style-name="T3">protocols</text:span>, develop all engineering and manufacturing specification and ensure compliance with all FDA and ISO regulations.</text:p>
          </table:table-cell>
          <table:table-cell office:value-type="string" calcext:value-type="string">
            <text:p>With my strong computer skills , I am also able to document all engineering protocols , develop all engineering and manufacturing specifications and ensure compliance with all FDA and ISO regulations .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27">
          <table:table-cell table:style-name="ce2" office:value-type="string" calcext:value-type="string">
            <text:p>I look <text:span text:style-name="T1">towards</text:span> to hearing from you.</text:p>
          </table:table-cell>
          <table:table-cell table:style-name="ce2" office:value-type="string" calcext:value-type="string">
            <text:p>I look <text:span text:style-name="T3">forward</text:span> to hearing from you.</text:p>
          </table:table-cell>
          <table:table-cell office:value-type="string" calcext:value-type="string">
            <text:p>I look forward to hearing from you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17"/>
        </table:table-row>
        <table:table-row table:style-name="ro25">
          <table:table-cell table:style-name="ce2" office:value-type="string" calcext:value-type="string">
            <text:p>Through my <text:span text:style-name="T1">experiences</text:span>, I have become adept at maintaining inventories while facilitating streamlined shipping operations and maximizing <text:span text:style-name="T1">the</text:span> accuracy and <text:span text:style-name="T1">the</text:span> efficiency.</text:p>
          </table:table-cell>
          <table:table-cell table:style-name="ce2" office:value-type="string" calcext:value-type="string">
            <text:p>Through my <text:span text:style-name="T3">experience</text:span>, I have become adept at maintaining inventories while facilitating streamlined shipping operations and maximizing accuracy and efficiency.</text:p>
          </table:table-cell>
          <table:table-cell office:value-type="string" calcext:value-type="string">
            <text:p>Through my experiences , I have become adept at maintaining inventories while facilitating streamlined shipping operations and maximizing accuracy and efficiency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8">
          <table:table-cell table:style-name="ce2" office:value-type="string" calcext:value-type="string">
            <text:p>My proven ability to optimize packing efficiency and success, along with my commitment to ensuring <text:span text:style-name="T1">a</text:span> outstanding level of <text:span text:style-name="T1">custom</text:span> service and satisfaction, will <text:span text:style-name="T1">contributed</text:span> immensely to success of your distribution center.</text:p>
          </table:table-cell>
          <table:table-cell table:style-name="ce2" office:value-type="string" calcext:value-type="string">
            <text:p>My proven ability to optimize packing efficiency and success, along with my commitment to ensuring <text:span text:style-name="T3">an</text:span> outstanding level of customer service and satisfaction, will <text:span text:style-name="T3">contribute</text:span> immensely to <text:span text:style-name="T3">the</text:span> success of your distribution center.</text:p>
          </table:table-cell>
          <table:table-cell office:value-type="string" calcext:value-type="string">
            <text:p>My proven ability to optimize packing efficiency and success , along with my commitment to ensuring an outstanding level of custom service and satisfaction , will contribute immensely to the success of your distribution center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4">
          <table:table-cell table:style-name="ce2" office:value-type="string" calcext:value-type="string">
            <text:p>I thoroughly enjoy working in type of environment and pride myself on responding <text:span text:style-name="T1">fast</text:span> to all patient needs with empathy and professionalism.</text:p>
          </table:table-cell>
          <table:table-cell table:style-name="ce2" office:value-type="string" calcext:value-type="string">
            <text:p>I thoroughly enjoy working in <text:span text:style-name="T3">this</text:span> type of environment and pride myself on responding <text:span text:style-name="T3">quickly</text:span> to all patient needs with empathy and professionalism.</text:p>
          </table:table-cell>
          <table:table-cell office:value-type="string" calcext:value-type="string">
            <text:p>I thoroughly enjoy working in this type of environment and pride myself on responding fast to all patient needs with empathy and professionalism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7">
          <table:table-cell table:style-name="ce2" office:value-type="string" calcext:value-type="string">
            <text:p>I can work on several tasks at <text:span text:style-name="T1">one</text:span> without confusion.</text:p>
          </table:table-cell>
          <table:table-cell table:style-name="ce2" office:value-type="string" calcext:value-type="string">
            <text:p>I can work on several tasks at <text:span text:style-name="T3">once</text:span> without confusion.</text:p>
          </table:table-cell>
          <table:table-cell office:value-type="string" calcext:value-type="string">
            <text:p>I can work on several tasks at once without confusion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style-name="ce2" office:value-type="string" calcext:value-type="string">
            <text:p>At my previous job, I consistently <text:span text:style-name="T1">provide</text:span> exemplary service to a wide <text:span text:style-name="T1">varies</text:span> of hospital patients in <text:span text:style-name="T1">the</text:span> several different <text:span text:style-name="T1">department</text:span>.</text:p>
          </table:table-cell>
          <table:table-cell table:style-name="ce2" office:value-type="string" calcext:value-type="string">
            <text:p>At my previous job, I consistently <text:span text:style-name="T3">provided</text:span> exemplary service to a wide <text:span text:style-name="T3">variety</text:span> of hospital patients in several different <text:span text:style-name="T3">departments</text:span>.</text:p>
          </table:table-cell>
          <table:table-cell office:value-type="string" calcext:value-type="string">
            <text:p>At my previous job , I consistently provided exemplary services to a wide varies of hospital patients in several different departments .</text:p>
          </table:table-cell>
          <table:table-cell table:number-columns-repeated="3" office:value-type="float" office:value="0.75" calcext:value-type="float">
            <text:p>0.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29">
          <table:table-cell table:style-name="ce2" office:value-type="string" calcext:value-type="string">
            <text:p>Your school emphasizes <text:span text:style-name="T1">their </text:span>unique position as school that caters to both inner-city and suburban students, so I <text:span text:style-name="T1">have a thought that</text:span> my varied experiences would make me an asset to your program.</text:p>
          </table:table-cell>
          <table:table-cell table:style-name="ce2" office:value-type="string" calcext:value-type="string">
            <text:p>Your school emphasizes <text:span text:style-name="T3">its </text:span>unique position as <text:span text:style-name="T3">a</text:span> school that caters to both inner-city and suburban students, so I <text:span text:style-name="T3">think </text:span>my varied experiences would make me an asset to your program.</text:p>
          </table:table-cell>
          <table:table-cell office:value-type="string" calcext:value-type="string">
            <text:p>Your school emphasizes its unique position as a school that caters to both inner-city and suburban students , so I thought that my varied experiences would make me an asset to your program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1">
          <table:table-cell table:style-name="ce2" office:value-type="string" calcext:value-type="string">
            <text:p>Your school also strives to engage students in the larger <text:span text:style-name="T1">size of</text:span> community.</text:p>
          </table:table-cell>
          <table:table-cell table:style-name="ce2" office:value-type="string" calcext:value-type="string">
            <text:p>Your school also strives to engage students in the larger community.</text:p>
          </table:table-cell>
          <table:table-cell office:value-type="string" calcext:value-type="string">
            <text:p>Your school also strives to engage students in the larger size of the community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26">
          <table:table-cell table:style-name="ce2" office:value-type="string" calcext:value-type="string">
            <text:p>It is my goal to combine my range of experience with my ability to be compassionate, enthusiastic, intelligent teacher who will make a positive contribution to your school district and larger <text:span text:style-name="T1">size of</text:span> community.</text:p>
          </table:table-cell>
          <table:table-cell table:style-name="ce2" office:value-type="string" calcext:value-type="string">
            <text:p>It is my goal to combine my range of experience with my ability to be <text:span text:style-name="T3">a</text:span> compassionate, enthusiastic, intelligent teacher who will make a positive contribution to your school district and larger community.</text:p>
          </table:table-cell>
          <table:table-cell office:value-type="string" calcext:value-type="string">
            <text:p>It is my goal to combine my range of experience with my ability to be a compassionate , enthusiastic , intelligent teacher who will make a positive contribution to your school district and the larger size of the community .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57142857142857" calcext:value-type="float">
            <text:p>0.35714285714285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30">
          <table:table-cell table:style-name="ce2" office:value-type="string" calcext:value-type="string">
            <text:p>I have <text:span text:style-name="T1">hand </text:span>on experience in teaching IGCSE Mathematics, HKDSE Mathematics Extended Module 1 and Module 2, A-level mathematics, and IB Mathematics.</text:p>
          </table:table-cell>
          <table:table-cell table:style-name="ce2" office:value-type="string" calcext:value-type="string">
            <text:p>I have <text:span text:style-name="T3">hands </text:span>on experience in teaching IGCSE Mathematics, HKDSE Mathematics Extended Module 1 and Module 2, A-level mathematics, and IB Mathematics.</text:p>
          </table:table-cell>
          <table:table-cell office:value-type="string" calcext:value-type="string">
            <text:p>I have hand on experience in teaching IGCSE Mathematics , HKDSE Mathematics Extended module 1 and module 2 , A-level mathematics , and IB Mathematics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31">
          <table:table-cell table:style-name="ce2" office:value-type="string" calcext:value-type="string">
            <text:p>Combined with my commitment and passion for education and <text:span text:style-name="T1">Maths</text:span>, I worked in collaboration with colleagues in Mathematics department to carry out research and <text:span text:style-name="T1">build </text:span>curriculum. </text:p>
          </table:table-cell>
          <table:table-cell table:style-name="ce2" office:value-type="string" calcext:value-type="string">
            <text:p>Combined with my commitment and passion for education and Mathematics, I worked in collaboration with colleagues in <text:span text:style-name="T3">the </text:span>Mathematics department to carry out research and <text:span text:style-name="T3">develop </text:span>curriculum. </text:p>
          </table:table-cell>
          <table:table-cell office:value-type="string" calcext:value-type="string">
            <text:p>Combined with my commitment and passion for education and Maths , I worked in collaboration with colleagues in the Mathematics department to carry out research and build curriculum .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714285714285714" calcext:value-type="float">
            <text:p>0.7142857142857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7">
          <table:table-cell table:style-name="ce2" office:value-type="string" calcext:value-type="string">
            <text:p>My resume is <text:span text:style-name="T1">attach </text:span>for your perusal.</text:p>
          </table:table-cell>
          <table:table-cell table:style-name="ce2" office:value-type="string" calcext:value-type="string">
            <text:p>My resume is <text:span text:style-name="T3">attached</text:span> for your perusal.</text:p>
          </table:table-cell>
          <table:table-cell office:value-type="string" calcext:value-type="string">
            <text:p>My resume is attached for your perusal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23">
          <table:table-cell table:style-name="ce2" office:value-type="string" calcext:value-type="string">
            <text:p>Classroom management, personalized learning programs, and innovative educational techniques <text:span text:style-name="T1">is </text:span>just a <text:span text:style-name="T1">little </text:span>of the areas I excel.</text:p>
          </table:table-cell>
          <table:table-cell table:style-name="ce2" office:value-type="string" calcext:value-type="string">
            <text:p>Classroom management, personalized learning programs, and innovative educational techniques <text:span text:style-name="T3">are </text:span>just a <text:span text:style-name="T3">few </text:span>of the areas <text:span text:style-name="T3">in which</text:span> I excel.</text:p>
          </table:table-cell>
          <table:table-cell office:value-type="string" calcext:value-type="string">
            <text:p>Classroom management , personalized learning programs , and innovative educational techniques are just a few of the areas I excel in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32">
          <table:table-cell table:style-name="ce2" office:value-type="string" calcext:value-type="string">
            <text:p>Highlights of my qualifications <text:span text:style-name="T1">included</text:span>: creating and implementing hands-on educational activities and programs to facilitate a fun, personalized approach to education stimulating students’ enjoyment and appreciation for learning.</text:p>
          </table:table-cell>
          <table:table-cell table:style-name="ce2" office:value-type="string" calcext:value-type="string">
            <text:p>Highlights of my qualifications <text:span text:style-name="T3">include</text:span>: creating and implementing hands-on educational activities and programs to facilitate a fun, personalized approach to education <text:span text:style-name="T3">while </text:span>stimulating students’ enjoyment and appreciation for learning.</text:p>
          </table:table-cell>
          <table:table-cell office:value-type="string" calcext:value-type="string">
            <text:p>Highlights of my qualifications include : creating and implementing hands-on educational activities and programs to facilitate a fun , personalized approach to education stimulating students ' enjoyment and appreciation for learning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4">
          <table:table-cell table:style-name="ce2" office:value-type="string" calcext:value-type="string">
            <text:p>I am poised, confident and am <text:span text:style-name="T1">crediable </text:span>when I make the <text:span text:style-name="T1">sale </text:span>calls and can <text:span text:style-name="T1">increase </text:span>the trust of current clients or potential customers.</text:p>
          </table:table-cell>
          <table:table-cell table:style-name="ce2" office:value-type="string" calcext:value-type="string">
            <text:p>I am poised, confident and am <text:span text:style-name="T3">credible </text:span>when I make the sales calls and can <text:span text:style-name="T3">gain </text:span>the trust of current clients or potential customers.</text:p>
          </table:table-cell>
          <table:table-cell office:value-type="string" calcext:value-type="string">
            <text:p>I am poised , confident and creditable when I make sale calls and can increase the trust of current clients or potential customers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4">
          <table:table-cell table:style-name="ce2" office:value-type="string" calcext:value-type="string">
            <text:p>I am able to prepare and coordinate sales teams to ensure full production during each <text:span text:style-name="T1">cycles </text:span>and I <text:span text:style-name="T1">might </text:span>put together solid methodology.</text:p>
          </table:table-cell>
          <table:table-cell table:style-name="ce2" office:value-type="string" calcext:value-type="string">
            <text:p>I am able to prepare and coordinate sales teams to ensure full production during each <text:span text:style-name="T3">cycle </text:span>and I can put together <text:span text:style-name="T3">a</text:span> solid methodology.</text:p>
          </table:table-cell>
          <table:table-cell office:value-type="string" calcext:value-type="string">
            <text:p>I am able to prepare and coordinate sales teams to ensure full production during each cycle and I might put together a solid methodology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4">
          <table:table-cell table:style-name="ce2" office:value-type="string" calcext:value-type="string">
            <text:p>When necessary, I can implement changes to ensure all current trends are followed to target those potential customers through<text:span text:style-name="T1"> a</text:span> use of relevant data.</text:p>
          </table:table-cell>
          <table:table-cell table:style-name="ce2" office:value-type="string" calcext:value-type="string">
            <text:p>When necessary, I can implement changes to ensure <text:span text:style-name="T3">that </text:span>all current trends are followed to target those potential customers through <text:span text:style-name="T3">the </text:span>use of relevant data.</text:p>
          </table:table-cell>
          <table:table-cell office:value-type="string" calcext:value-type="string">
            <text:p>When necessary , I can implement changes to ensure all current trends are followed to target those potential customers through the use of relevant data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I’ve acquired many <text:span text:style-name="T1">essential </text:span>skills necessary to perform as successful sales professional.</text:p>
          </table:table-cell>
          <table:table-cell table:style-name="ce2" office:value-type="string" calcext:value-type="string">
            <text:p>I’ve acquired many skills necessary to perform as <text:span text:style-name="T3">a</text:span> successful sales professional.</text:p>
          </table:table-cell>
          <table:table-cell office:value-type="string" calcext:value-type="string">
            <text:p>I 've acquired many essential skills necessary to perform as a successful sales professional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0">
          <table:table-cell table:style-name="ce2" office:value-type="string" calcext:value-type="string">
            <text:p>I have <text:span text:style-name="T1">proved </text:span>track record in a sales environment and thrive<text:span text:style-name="T1"> to</text:span> the challenge of making a sale.</text:p>
          </table:table-cell>
          <table:table-cell table:style-name="ce2" office:value-type="string" calcext:value-type="string">
            <text:p>I have <text:span text:style-name="T3">a proven</text:span> track record in a sales environment and thrive <text:span text:style-name="T3">off </text:span>the challenge of making a sale.</text:p>
          </table:table-cell>
          <table:table-cell office:value-type="string" calcext:value-type="string">
            <text:p>I have proved track record in a sales environment and thrive on the challenge of making a sale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3">
          <table:table-cell table:style-name="ce2" office:value-type="string" calcext:value-type="string">
            <text:p>I <text:span text:style-name="T1">liked </text:span>to work on my own initiative but I also have wider network of colleagues which is always nice to keep <text:span text:style-name="T1">up</text:span> contact with to boost your <text:span text:style-name="T1">spirit </text:span>on a bad selling day.</text:p>
          </table:table-cell>
          <table:table-cell table:style-name="ce2" office:value-type="string" calcext:value-type="string">
            <text:p>I like to work on my own initiative but I also have<text:span text:style-name="T3"> a</text:span> wider network of colleagues which is always nice to keep <text:span text:style-name="T3">in </text:span>contact with to boost your <text:span text:style-name="T3">spirits </text:span>on a bad selling day.</text:p>
          </table:table-cell>
          <table:table-cell office:value-type="string" calcext:value-type="string">
            <text:p>I like to work on my own initiative but I also have a wider network of colleagues which is always nice to keep in contact with to boost your spirit on a bad selling day .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375" calcext:value-type="float">
            <text:p>0.93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21">
          <table:table-cell table:style-name="ce2" office:value-type="string" calcext:value-type="string">
            <text:p>Aside from my degree, I have <text:span text:style-name="T1">build </text:span>upon my interest <text:span text:style-name="T1">of</text:span> this field in a number of ways.</text:p>
          </table:table-cell>
          <table:table-cell table:style-name="ce2" office:value-type="string" calcext:value-type="string">
            <text:p>Aside from my degree, I have <text:span text:style-name="T3">built </text:span>upon my interest <text:span text:style-name="T3">in </text:span>this field in a number of ways.</text:p>
          </table:table-cell>
          <table:table-cell office:value-type="string" calcext:value-type="string">
            <text:p>Aside from my degree , I have built upon my interest in this field in a number of ways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Further, I have also started <text:span text:style-name="T1">a</text:span> online analytics <text:span text:style-name="T1">courses</text:span>, which has given me much more rounded view on the subject. </text:p>
          </table:table-cell>
          <table:table-cell table:style-name="ce2" office:value-type="string" calcext:value-type="string">
            <text:p>Further, I have also started <text:span text:style-name="T3">an</text:span> online analytics <text:span text:style-name="T3">course</text:span>, which has given me <text:span text:style-name="T3">a </text:span>much more rounded view on the subject. </text:p>
          </table:table-cell>
          <table:table-cell office:value-type="string" calcext:value-type="string">
            <text:p>Further , I have also started an online analytics course , which has given me a much more rounded view on the subject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4">
          <table:table-cell table:style-name="ce2" office:value-type="string" calcext:value-type="string">
            <text:p>Meeting deadlines <text:span text:style-name="T1">have </text:span>been a consistent part of my academic and working life and I have learned how to communicate <text:span text:style-name="T1">to</text:span> people in situations which require tact.</text:p>
          </table:table-cell>
          <table:table-cell table:style-name="ce2" office:value-type="string" calcext:value-type="string">
            <text:p>Meeting deadlines <text:span text:style-name="T3">has </text:span>been a consistent part of my academic and working life and I have learned how to communicate <text:span text:style-name="T3">with </text:span>people in situations which require tact.</text:p>
          </table:table-cell>
          <table:table-cell office:value-type="string" calcext:value-type="string">
            <text:p>Meeting deadlines have been a consistent part of my academic and working life and I have learned how to communicate with people in situations which require tact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My academic skills have given me the ability to communicate effectively on paper as well as <text:span text:style-name="T1">throught </text:span>presentations.</text:p>
          </table:table-cell>
          <table:table-cell table:style-name="ce2" office:value-type="string" calcext:value-type="string">
            <text:p>My academic skills have given me the ability to communicate effectively on paper as well as <text:span text:style-name="T3">through </text:span>presentations.</text:p>
          </table:table-cell>
          <table:table-cell office:value-type="string" calcext:value-type="string">
            <text:p>My academic skills have given me the ability to communicate effectively on paper as well as through presentations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3">
          <table:table-cell table:style-name="ce2" office:value-type="string" calcext:value-type="string">
            <text:p>I am an outgoing person who can talk to people at all <text:span text:style-name="T1">level</text:span> and have been complimented on my ability to listen to other people.</text:p>
          </table:table-cell>
          <table:table-cell table:style-name="ce2" office:value-type="string" calcext:value-type="string">
            <text:p>I am an outgoing person who can talk to people at all <text:span text:style-name="T3">levels </text:span>and have been complimented on my ability to listen to other people.</text:p>
          </table:table-cell>
          <table:table-cell office:value-type="string" calcext:value-type="string">
            <text:p>I am an outgoing person who can talk to people at all levels and have been complimented on my ability to listen to other people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Take <text:span text:style-name="T1">it </text:span>opportunity and use the application letter to focus on how <text:span text:style-name="T1">would you</text:span> benefit the company.</text:p>
          </table:table-cell>
          <table:table-cell table:style-name="ce2" office:value-type="string" calcext:value-type="string">
            <text:p>Take <text:span text:style-name="T3">this </text:span>opportunity and use the application letter to focus on how <text:span text:style-name="T3">you would</text:span> benefit the company.</text:p>
          </table:table-cell>
          <table:table-cell office:value-type="string" calcext:value-type="string">
            <text:p>Take this opportunity and use the application letter to focus on how you would benefit the company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4">
          <table:table-cell table:style-name="ce2" office:value-type="string" calcext:value-type="string">
            <text:p>Where possible, provide examples of the times when you demonstrated skills or abilities <text:span text:style-name="T1">is </text:span>relevant to the job you are applying <text:span text:style-name="T1">to</text:span>.</text:p>
          </table:table-cell>
          <table:table-cell table:style-name="ce2" office:value-type="string" calcext:value-type="string">
            <text:p>Where possible, provide examples of the times when you demonstrated skills or abilities <text:span text:style-name="T3">that are </text:span>relevant to the job you are applying <text:span text:style-name="T3">for</text:span>.</text:p>
          </table:table-cell>
          <table:table-cell office:value-type="string" calcext:value-type="string">
            <text:p>Where possible , provide examples of the times when you demonstrated skills or abilities are relevant to the job you are applying for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A potential <text:span text:style-name="T1">employers </text:span>is more likely to read a letter is short and straight to the point.</text:p>
          </table:table-cell>
          <table:table-cell table:style-name="ce2" office:value-type="string" calcext:value-type="string">
            <text:p>A potential <text:span text:style-name="T3">employer </text:span>is more likely to read a letter <text:span text:style-name="T3">that </text:span>is short and straight to the point.</text:p>
          </table:table-cell>
          <table:table-cell office:value-type="string" calcext:value-type="string">
            <text:p>A potential employer is more likely to read a letter that is short and straight to the point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3">
          <table:table-cell table:style-name="ce2" office:value-type="string" calcext:value-type="string">
            <text:p><text:span text:style-name="T1">Regarding </text:span>of whether or not such knowledge is <text:span text:style-name="T1">requiring </text:span>for you to do your job, you <text:span text:style-name="T1">may </text:span>know all about the industry in which your company operates.</text:p>
          </table:table-cell>
          <table:table-cell table:style-name="ce2" office:value-type="string" calcext:value-type="string">
            <text:p><text:span text:style-name="T3">Regardless </text:span>of whether or not such knowledge is <text:span text:style-name="T3">required </text:span>for you to do your job, you <text:span text:style-name="T3">should </text:span>know all about the industry in which your company operates.</text:p>
          </table:table-cell>
          <table:table-cell office:value-type="string" calcext:value-type="string">
            <text:p>Regarding whether or not such knowledge is required for you to do your job , you may know all about the industry in which your company operates .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545454545455" calcext:value-type="float">
            <text:p>0.45454545454545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 <text:span text:style-name="T1">help </text:span>my father <text:span text:style-name="T1">much </text:span>as a child; he even taught me invoicing <text:span text:style-name="T1">on </text:span>the age 10.</text:p>
          </table:table-cell>
          <table:table-cell table:style-name="ce2" office:value-type="string" calcext:value-type="string">
            <text:p>I <text:span text:style-name="T3">helped </text:span>my father <text:span text:style-name="T3">a lot</text:span> as a child; he even taught me invoicing <text:span text:style-name="T3">at </text:span>the age <text:span text:style-name="T3">of </text:span>10.</text:p>
          </table:table-cell>
          <table:table-cell office:value-type="string" calcext:value-type="string">
            <text:p>I helped my father a lot as a child</text:p>
          </table:table-cell>
          <table:table-cell office:value-type="string" calcext:value-type="string">
            <text:p><text:s/>he even taught me invoicing at the age of 10 .</text:p>
          </table:table-cell>
          <table:table-cell office:value-type="string" calcext:value-type="string">
            <text:p>I helped my father a lot as a child </text:p>
          </table:table-cell>
          <table:table-cell office:value-type="string" calcext:value-type="string">
            <text:p><text:s/>he even taught me English at the age of 10 .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I am well-versed in <text:span text:style-name="T1">equiment </text:span>rental jargon, and I have an in-depth understanding of the<text:span text:style-name="T1"> details of </text:span>business.</text:p>
          </table:table-cell>
          <table:table-cell table:style-name="ce2" office:value-type="string" calcext:value-type="string">
            <text:p>I am well-versed in <text:span text:style-name="T3">equipment </text:span>rental jargon, and I have an in-depth understanding of the business.</text:p>
          </table:table-cell>
          <table:table-cell office:value-type="string" calcext:value-type="string">
            <text:p>I am well-versed in inquirent rental jargon , and I have an in-depth understanding of the details of business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The professional secretary cover <text:span text:style-name="T1">litter focus </text:span>on why you are a good match for the job.</text:p>
          </table:table-cell>
          <table:table-cell table:style-name="ce2" office:value-type="string" calcext:value-type="string">
            <text:p>The professional secretary cover <text:span text:style-name="T3">letter focuses</text:span> on why you are a good match for the job.</text:p>
          </table:table-cell>
          <table:table-cell office:value-type="string" calcext:value-type="string">
            <text:p>The professional secretary cover litter focuses on why you are a good match for the job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9">
          <table:table-cell table:style-name="ce2" office:value-type="string" calcext:value-type="string">
            <text:p>I am available for <text:span text:style-name="T1">a </text:span>interview at your earliest convenience, and feel an arranged meeting between us will be beneficial to all as <text:span text:style-name="T1">that </text:span>will allow me to explain in more detail how I can contribute to your organisation.</text:p>
          </table:table-cell>
          <table:table-cell table:style-name="ce2" office:value-type="string" calcext:value-type="string">
            <text:p>I am available for <text:span text:style-name="T3">an </text:span>interview at your earliest convenience, and feel <text:span text:style-name="T3">that </text:span>an arranged meeting between us will be beneficial to all as <text:span text:style-name="T3">it</text:span> will allow me to explain in more detail how I can contribute to your organisation.</text:p>
          </table:table-cell>
          <table:table-cell office:value-type="string" calcext:value-type="string">
            <text:p>I am available for an interview at your earliest convenience , and I feel an arranged meeting between us will be beneficial to all as it will allow me to explain in more detail how I can contribute to your organisation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8">
          <table:table-cell table:number-columns-repeated="2" table:style-name="ce2" office:value-type="string" calcext:value-type="string">
            <text:p>Obviously, the more experience you have as a secretary, the more consideration you will be given.</text:p>
          </table:table-cell>
          <table:table-cell office:value-type="string" calcext:value-type="string">
            <text:p>Obviously , the more experience you have as a secretary , the more consideration you will be given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23">
          <table:table-cell table:style-name="ce2" office:value-type="string" calcext:value-type="string">
            <text:p>Make sure <text:span text:style-name="T1">that </text:span>to include any unique or special experience in the first paragraph of your letter in <text:span text:style-name="T1">other </text:span>to get more attention from the person who is reviewing <text:span text:style-name="T1">those</text:span>.</text:p>
          </table:table-cell>
          <table:table-cell table:style-name="ce2" office:value-type="string" calcext:value-type="string">
            <text:p>Make sure to include any unique or special experience in the first paragraph of your letter in <text:span text:style-name="T3">order </text:span>to get more attention from the person who is reviewing<text:span text:style-name="T3"> it</text:span>.</text:p>
          </table:table-cell>
          <table:table-cell office:value-type="string" calcext:value-type="string">
            <text:p>Make sure to include any unique or special experience in the first paragraph of your letter in order to get more attention from the person who is reviewing them .</text:p>
          </table:table-cell>
          <table:table-cell table:number-columns-repeated="3" office:value-type="float" office:value="0.666666666666667" calcext:value-type="float">
            <text:p>0.66666666666666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 know how important it <text:span text:style-name="T1">was </text:span>to find and keep outstanding people working <text:span text:style-name="T1">to one </text:span>organization.</text:p>
          </table:table-cell>
          <table:table-cell table:style-name="ce2" office:value-type="string" calcext:value-type="string">
            <text:p>I know how important it <text:span text:style-name="T3">is </text:span>to find and keep outstanding people working <text:span text:style-name="T3">for one's</text:span> organization.</text:p>
          </table:table-cell>
          <table:table-cell office:value-type="string" calcext:value-type="string">
            <text:p>I know how important it is to find and keep outstanding people working in one organization .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545454545455" calcext:value-type="float">
            <text:p>0.45454545454545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n my former <text:span text:style-name="T1">emplyment </text:span>overseeing a crew has given me the most experience and <text:span text:style-name="T1">satisfactory</text:span>.</text:p>
          </table:table-cell>
          <table:table-cell table:style-name="ce2" office:value-type="string" calcext:value-type="string">
            <text:p>In my former <text:span text:style-name="T3">employment </text:span>overseeing a crew has given me the most experience and <text:span text:style-name="T3">satisfaction</text:span>.</text:p>
          </table:table-cell>
          <table:table-cell office:value-type="string" calcext:value-type="string">
            <text:p>In my former employment overseeing a crew has given me the most experience and satisfactory 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333" calcext:value-type="float">
            <text:p>0.83333333333333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You can't be on top of every situation but you can avoid most setbacks by anticipating and heading <text:span text:style-name="T1">it </text:span>off.</text:p>
          </table:table-cell>
          <table:table-cell table:style-name="ce2" office:value-type="string" calcext:value-type="string">
            <text:p>You can't be on top of every situation but you can avoid most setbacks by anticipating and heading <text:span text:style-name="T3">them </text:span>off.</text:p>
          </table:table-cell>
          <table:table-cell office:value-type="string" calcext:value-type="string">
            <text:p>You can ' t be on top of every situation but you can avoid most setbacks by anticipating and heading it off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7">
          <table:table-cell table:style-name="ce2" office:value-type="string" calcext:value-type="string">
            <text:p>I have four <text:span text:style-name="T1">summer </text:span>of experience working as lifeguard and am well qualified for the job.</text:p>
          </table:table-cell>
          <table:table-cell table:style-name="ce2" office:value-type="string" calcext:value-type="string">
            <text:p>I have four <text:span text:style-name="T3">summers </text:span>of experience working as <text:span text:style-name="T3">a </text:span>lifeguard and am well qualified for the job.</text:p>
          </table:table-cell>
          <table:table-cell office:value-type="string" calcext:value-type="string">
            <text:p>I have four summers of experience working as a lifeguard and am well qualified for the job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0">
          <table:table-cell table:style-name="ce2" office:value-type="string" calcext:value-type="string">
            <text:p>I know I would <text:span text:style-name="T1">like to be able to</text:span> make a great addition to the pool staff <text:span text:style-name="T1">inside </text:span>Haven Hotel.</text:p>
          </table:table-cell>
          <table:table-cell table:style-name="ce2" office:value-type="string" calcext:value-type="string">
            <text:p>I know I would make a great addition to the pool staff <text:span text:style-name="T3">at</text:span> Haven Hotel.</text:p>
          </table:table-cell>
          <table:table-cell office:value-type="string" calcext:value-type="string">
            <text:p>I know I would like to be able to make a great addition to the pool staff inside the Haven Hotel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7">
          <table:table-cell table:style-name="ce2" office:value-type="string" calcext:value-type="string">
            <text:p>Are you applying for jobs as a lifeguard<text:span text:style-name="T2">.</text:span></text:p>
          </table:table-cell>
          <table:table-cell table:style-name="ce2" office:value-type="string" calcext:value-type="string">
            <text:p>Are you applying for jobs as a lifeguard<text:span text:style-name="T3">?</text:span></text:p>
          </table:table-cell>
          <table:table-cell office:value-type="string" calcext:value-type="string">
            <text:p>Are you applying for a job as a lifeguard ?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Greet <text:span text:style-name="T1">parent </text:span>at the end of each day, discussing children’s behavior and accomplishments.</text:p>
          </table:table-cell>
          <table:table-cell table:style-name="ce2" office:value-type="string" calcext:value-type="string">
            <text:p>Greet <text:span text:style-name="T3">parents </text:span>at the end of each day, discussing children’s behavior and accomplishments.</text:p>
          </table:table-cell>
          <table:table-cell office:value-type="string" calcext:value-type="string">
            <text:p>Greet parents at the end of each day , discussing children 's behavior and accomplishments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6">
          <table:table-cell table:style-name="ce2" office:value-type="string" calcext:value-type="string">
            <text:p>Though there may be many <text:span text:style-name="T1">lifeguard </text:span>who seek to fill this position, I feel I was best one for the position as I have the experience, the strong work <text:span text:style-name="T1">ethnic</text:span>, and do not take this role lightly.</text:p>
          </table:table-cell>
          <table:table-cell table:style-name="ce2" office:value-type="string" calcext:value-type="string">
            <text:p>Though there may be many<text:span text:style-name="T3"> lifeguards </text:span>who seek to fill this position, I feel I <text:span text:style-name="T3">am</text:span> <text:span text:style-name="T3">the </text:span>best one for the position as I have the experience, the strong work <text:span text:style-name="T3">ethic</text:span>, and do not take this role lightly.</text:p>
          </table:table-cell>
          <table:table-cell office:value-type="string" calcext:value-type="string">
            <text:p>Though there may be many lifeguards who seek to fill this position , I feel I am the best one for the position as I have the experience , a strong work ethnic , and do not take this role lightly .</text:p>
          </table:table-cell>
          <table:table-cell table:number-columns-repeated="3" office:value-type="float" office:value="0.75" calcext:value-type="float">
            <text:p>0.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3">
          <table:table-cell table:style-name="ce2" office:value-type="string" calcext:value-type="string">
            <text:p>Lifeguarding and swim instructing have been<text:span text:style-name="T1"> a </text:span>integral part of my life from an early age, and I am proud to have earned more than five years’ experience in this field. </text:p>
          </table:table-cell>
          <table:table-cell table:style-name="ce2" office:value-type="string" calcext:value-type="string">
            <text:p>Lifeguarding and swim instructing have been <text:span text:style-name="T3">an </text:span>integral part of my life from an early age, and I am proud to have earned more than five years’ experience in this field. </text:p>
          </table:table-cell>
          <table:table-cell office:value-type="string" calcext:value-type="string">
            <text:p>Lifeguarding and swim instruct have been an integral part of my life from an early age , and I am proud to have earned more than five years ' experience in this field .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2" office:value-type="string" calcext:value-type="string">
            <text:p>Many resorts, hotels, private and public beaches are constantly looking for lifeguards who can keep <text:span text:style-name="T1">his or her</text:span> guests safe and secure.</text:p>
          </table:table-cell>
          <table:table-cell table:style-name="ce2" office:value-type="string" calcext:value-type="string">
            <text:p>Many resorts, hotels, private and public beaches are constantly looking for lifeguards who can keep <text:span text:style-name="T3">their </text:span>guests safe and secure.</text:p>
          </table:table-cell>
          <table:table-cell office:value-type="string" calcext:value-type="string">
            <text:p>Many resorts , hotels , private and public beaches are constantly looking for lifeguards who can keep or their guests safe and secure .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 last 2 years, I <text:span text:style-name="T1">work </text:span>as a lifeguard on the beaches of Pattaya, Thailand.</text:p>
          </table:table-cell>
          <table:table-cell table:style-name="ce2" office:value-type="string" calcext:value-type="string">
            <text:p>In <text:span text:style-name="T3">the </text:span>last 2 years, I <text:span text:style-name="T3">worked </text:span>as a lifeguard on the beaches of Pattaya, Thailand.</text:p>
          </table:table-cell>
          <table:table-cell office:value-type="string" calcext:value-type="string">
            <text:p>In the last 2 years , I have worked as a lifeguard on the beaches of Pattaya , Thailand .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s being good <text:span text:style-name="T1">swimer </text:span>enough to be <text:span text:style-name="T1">considering </text:span>for job?</text:p>
          </table:table-cell>
          <table:table-cell table:style-name="ce2" office:value-type="string" calcext:value-type="string">
            <text:p>Is being <text:span text:style-name="T3">a</text:span> good <text:span text:style-name="T3">swimmer </text:span>enough to be <text:span text:style-name="T3">considered </text:span>for the job?</text:p>
          </table:table-cell>
          <table:table-cell office:value-type="string" calcext:value-type="string">
            <text:p>Is being a good swimmer enough to be considered for a job ?</text:p>
          </table:table-cell>
          <table:table-cell table:number-columns-repeated="3" office:value-type="float" office:value="0.75" calcext:value-type="float">
            <text:p>0.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33">
          <table:table-cell table:style-name="ce2" office:value-type="string" calcext:value-type="string">
            <text:p>For <text:span text:style-name="T1">sample</text:span>, if you rescued a swimmer who almost drowned and lost consciousness, give a rundown on the procedure for administering CPR.</text:p>
          </table:table-cell>
          <table:table-cell table:style-name="ce2" office:value-type="string" calcext:value-type="string">
            <text:p>For <text:span text:style-name="T3">example</text:span>, if you rescued a swimmer who almost drowned and lost consciousness, give a rundown on the procedure for administering CPR.</text:p>
          </table:table-cell>
          <table:table-cell office:value-type="string" calcext:value-type="string">
            <text:p>For example , if you rescued a swimmer who almost drowned and lost consciousness , give a rundown on the procedure for administering CPR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The issue is highly <text:span text:style-name="T1">debatable, a</text:span> genetic risk could come from either side of the family.</text:p>
          </table:table-cell>
          <table:table-cell table:style-name="ce2" office:value-type="string" calcext:value-type="string">
            <text:p>The issue is highly <text:span text:style-name="T3">debatable . A</text:span> genetic risk could come from either side of the family.</text:p>
          </table:table-cell>
          <table:table-cell office:value-type="string" calcext:value-type="string">
            <text:p>The issue is highly debatable , a genetic risk could come from either side of the famil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27">
          <table:table-cell table:style-name="ce2" office:value-type="string" calcext:value-type="string">
            <text:p>The most important thing is, to be <text:span text:style-name="T1">honesty</text:span>!</text:p>
          </table:table-cell>
          <table:table-cell table:style-name="ce2" office:value-type="string" calcext:value-type="string">
            <text:p>The most important thing is, to be <text:span text:style-name="T3">honest</text:span>!</text:p>
          </table:table-cell>
          <table:table-cell office:value-type="string" calcext:value-type="string">
            <text:p>The most important thing is to be honest !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.5555555555555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2" office:value-type="string" calcext:value-type="string">
            <text:p>Managerial experience tells the resort or hotel owner you have other capacities other carrying<text:span text:style-name="T1"> ot</text:span> rescue operations and administering First Aid. </text:p>
          </table:table-cell>
          <table:table-cell table:style-name="ce2" office:value-type="string" calcext:value-type="string">
            <text:p>Managerial experience tells the resort or hotel owner <text:span text:style-name="T3">that </text:span>you have other capacities other <text:span text:style-name="T3">than </text:span>carrying <text:span text:style-name="T3">out </text:span>rescue operations and administering First Aid. </text:p>
          </table:table-cell>
          <table:table-cell office:value-type="string" calcext:value-type="string">
            <text:p>Managerial experience tells the resort or hotel owner you have other capacities other than carrying out rescue operations and administering First Aid .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9090909090909" calcext:value-type="float">
            <text:p>0.90909090909090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Maybe you can swim like a dolphin, but if you had to carry a 220-pound hotel guest?</text:p>
          </table:table-cell>
          <table:table-cell table:style-name="ce2" office:value-type="string" calcext:value-type="string">
            <text:p>Maybe you can swim like a dolphin, but <text:span text:style-name="T3">what </text:span>if you had to carry a 220-pound hotel guest?</text:p>
          </table:table-cell>
          <table:table-cell office:value-type="string" calcext:value-type="string">
            <text:p>Maybe you can swim like a dolphin , but if you had to carry a 220-pound hotel guest ?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he always on the move.</text:p>
          </table:table-cell>
          <table:table-cell table:style-name="ce2" office:value-type="string" calcext:value-type="string">
            <text:p>She <text:span text:style-name="T3">is</text:span> always on the move.</text:p>
          </table:table-cell>
          <table:table-cell office:value-type="string" calcext:value-type="string">
            <text:p>She is always on the move .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886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5T11:55:32.553196389</dc:date>
    <meta:editing-duration>PT14H36M24S</meta:editing-duration>
    <meta:editing-cycles>4</meta:editing-cycles>
    <meta:generator>LibreOffice/6.0.7.3$Linux_X86_64 LibreOffice_project/00m0$Build-3</meta:generator>
    <meta:document-statistic meta:table-count="1" meta:cell-count="734" meta:object-count="0"/>
  </office:meta>
</office:document-meta>
</file>